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64.15pt" fo:break-before="auto" style:use-optimal-row-height="true"/>
    </style:style>
    <style:style style:name="ro4" style:family="table-row">
      <style:table-row-properties style:row-height="143.26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111.74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concession</text:p>
          </table:table-cell>
          <table:table-cell table:style-name="ce9" office:value-type="string" calcext:value-type="string">
            <text:p>kənˈseʃən</text:p>
          </table:table-cell>
          <table:table-cell office:value-type="string" calcext:value-type="string">
            <text:p>уступка</text:p>
            <text:p>a policy of no concessions to terror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əkˈnɒlɪdʒ</text:p>
          </table:table-cell>
          <table:table-cell office:value-type="string" calcext:value-type="string">
            <text:p>Признавать</text:p>
            <text:p>The family acknowledge the need for chang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cede</text:p>
          </table:table-cell>
          <table:table-cell office:value-type="string" calcext:value-type="string">
            <text:p>kənˈsiːd</text:p>
          </table:table-cell>
          <table:table-cell office:value-type="string" calcext:value-type="string">
            <text:p>I conceded that I had made a number of errors.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hat’s all well and good / That’s all very well</text:p>
          </table:table-cell>
          <table:table-cell/>
          <table:table-cell office:value-type="string" calcext:value-type="string">
            <text:p>Going off on foreign holidays is all well and good, but you’ve got to get back to reality sometim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fter all</text:p>
          </table:table-cell>
          <table:table-cell/>
          <table:table-cell office:value-type="string" calcext:value-type="string">
            <text:p>1) всё-таки что-то случится</text:p>
            <text:p>Union leaders announced that they would, after all, take part in the national conference.</text:p>
            <text:p>2) всё-таки (пояснение того что сказано в начале)</text:p>
            <text:p>Prisoners should be treated with respect – they are human beings after al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r all st</text:p>
          </table:table-cell>
          <table:table-cell/>
          <table:table-cell office:value-type="string" calcext:value-type="string">
            <text:p>In spite of</text:p>
            <text:p>For all my love of landscape, nothing could persuade me to spend another day in the Highland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dmittedly</text:p>
          </table:table-cell>
          <table:table-cell office:value-type="string" calcext:value-type="string">
            <text:p>ədˈmɪtɪdli</text:p>
          </table:table-cell>
          <table:table-cell office:value-type="string" calcext:value-type="string">
            <text:p>признаться, по общему признанию</text:p>
            <text:p>This has led to financial losses, though admittedly on a fairly small scale.</text:p>
            <text:p>Not very funny admittedly - but true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the reverse was true</text:p>
          </table:table-cell>
          <table:table-cell/>
          <table:table-cell office:value-type="string" calcext:value-type="string">
            <text:p>Противоположное было правдой</text:p>
            <text:p>I thought she didn’t like me. In fact, the reverse was tru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 contrast</text:p>
          </table:table-cell>
          <table:table-cell/>
          <table:table-cell office:value-type="string" calcext:value-type="string">
            <text:p>Противопоставление (whereas, while)</text:p>
            <text:p>The stock lost 60 cents a share, in contrast to last year, when it gained 21 cents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quite/just the opposite</text:p>
          </table:table-cell>
          <table:table-cell/>
          <table:table-cell office:value-type="string" calcext:value-type="string">
            <text:p>Наоборот</text:p>
            <text:p>I didn’t feel sleepy at all – just the opposite, in fac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e poles apart</text:p>
          </table:table-cell>
          <table:table-cell/>
          <table:table-cell office:value-type="string" calcext:value-type="string">
            <text:p>Абсолютные противоположности</text:p>
            <text:p>Both are brilliant pianists, though they’re poles apart in style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world of difference</text:p>
          </table:table-cell>
          <table:table-cell/>
          <table:table-cell office:value-type="string" calcext:value-type="string">
            <text:p>огромная разница</text:p>
            <text:p>There’s a world of difference between being a friend and a lover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great divide</text:p>
          </table:table-cell>
          <table:table-cell/>
          <table:table-cell office:value-type="string" calcext:value-type="string">
            <text:p>огромная разница</text:p>
            <text:p>There’s a great divide between city residents and people who live in the count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wning gap</text:p>
          </table:table-cell>
          <table:table-cell/>
          <table:table-cell office:value-type="string" calcext:value-type="string">
            <text:p>Большая разница</text:p>
            <text:p>the yawning gap between the two parties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huge discrepancy</text:p>
          </table:table-cell>
          <table:table-cell/>
          <table:table-cell office:value-type="string" calcext:value-type="string">
            <text:p>Огромное несоответствие</text:p>
            <text:p>There is a large discrepancy between the ideal image of motherhood and the reality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iscrepancy</text:p>
          </table:table-cell>
          <table:table-cell office:value-type="string" calcext:value-type="string">
            <text:p>dɪˈskrepənsi</text:p>
          </table:table-cell>
          <table:table-cell office:value-type="string" calcext:value-type="string">
            <text:p>противоречие, несоответствие</text:p>
            <text:p>Police found discrepancies in the two men’s report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ability</text:p>
          </table:table-cell>
          <table:table-cell office:value-type="string" calcext:value-type="string">
            <text:p>laɪəˈbɪləti</text:p>
          </table:table-cell>
          <table:table-cell office:value-type="string" calcext:value-type="string">
            <text:p>ответственность (официально)</text:p>
            <text:p>Tenants have legal liability for any damage they cause.</text:p>
          </table:table-cell>
          <table:table-cell table:number-columns-repeated="1021"/>
        </table:table-row>
        <table:table-row table:style-name="ro8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02:08:35.595418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35M50S</meta:editing-duration>
    <meta:editing-cycles>8</meta:editing-cycles>
    <meta:generator>LibreOffice/6.0.7.3$Linux_X86_64 LibreOffice_project/00m0$Build-3</meta:generator>
    <dc:date>2021-09-04T02:09:15.418418337</dc:date>
    <meta:document-statistic meta:table-count="1" meta:cell-count="40" meta:object-count="0"/>
    <meta:template xlink:type="simple" xlink:actuate="onRequest" xlink:title="vocabularyUnit" xlink:href="../../../../Templates/vocabularyUnit.ots" meta:date="2021-07-23T23:09:37.744245147"/>
  </office:meta>
</office:document-meta>
</file>